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2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eubner_2020_LTO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0045" calcext:value-type="float">
            <text:p>1.0045</text:p>
          </table:table-cell>
          <table:table-cell office:value-type="float" office:value="1.00498" calcext:value-type="float">
            <text:p>1.00498</text:p>
          </table:table-cell>
          <table:table-cell office:value-type="float" office:value="0.98858" calcext:value-type="float">
            <text:p>0.98858</text:p>
          </table:table-cell>
          <table:table-cell office:value-type="float" office:value="0.98725" calcext:value-type="float">
            <text:p>0.98725</text:p>
          </table:table-cell>
          <table:table-cell office:value-type="float" office:value="1.00251" calcext:value-type="float">
            <text:p>1.00251</text:p>
          </table:table-cell>
          <table:table-cell office:value-type="float" office:value="0.9753" calcext:value-type="float">
            <text:p>0.9753</text:p>
          </table:table-cell>
          <table:table-cell office:value-type="float" office:value="1.0046" calcext:value-type="float">
            <text:p>1.0046</text:p>
          </table:table-cell>
          <table:table-cell office:value-type="float" office:value="1.00249" calcext:value-type="float">
            <text:p>1.00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602" calcext:value-type="float">
            <text:p>0.97602</text:p>
          </table:table-cell>
          <table:table-cell office:value-type="float" office:value="0.97464" calcext:value-type="float">
            <text:p>0.97464</text:p>
          </table:table-cell>
          <table:table-cell office:value-type="float" office:value="0.94743" calcext:value-type="float">
            <text:p>0.94743</text:p>
          </table:table-cell>
          <table:table-cell office:value-type="float" office:value="0.64283" calcext:value-type="float">
            <text:p>0.64283</text:p>
          </table:table-cell>
          <table:table-cell office:value-type="float" office:value="0.99521" calcext:value-type="float">
            <text:p>0.99521</text:p>
          </table:table-cell>
          <table:table-cell office:value-type="float" office:value="0.99186" calcext:value-type="float">
            <text:p>0.99186</text:p>
          </table:table-cell>
          <table:table-cell office:value-type="float" office:value="0.95983" calcext:value-type="float">
            <text:p>0.95983</text:p>
          </table:table-cell>
          <table:table-cell office:value-type="float" office:value="0.70489" calcext:value-type="float">
            <text:p>0.7048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97663" calcext:value-type="float">
            <text:p>0.97663</text:p>
          </table:table-cell>
          <table:table-cell office:value-type="float" office:value="0.96867" calcext:value-type="float">
            <text:p>0.96867</text:p>
          </table:table-cell>
          <table:table-cell office:value-type="float" office:value="0.76825" calcext:value-type="float">
            <text:p>0.76825</text:p>
          </table:table-cell>
          <table:table-cell office:value-type="float" office:value="0.33822" calcext:value-type="float">
            <text:p>0.33822</text:p>
          </table:table-cell>
          <table:table-cell office:value-type="float" office:value="0.99057" calcext:value-type="float">
            <text:p>0.99057</text:p>
          </table:table-cell>
          <table:table-cell office:value-type="float" office:value="0.98725" calcext:value-type="float">
            <text:p>0.98725</text:p>
          </table:table-cell>
          <table:table-cell office:value-type="float" office:value="0.80554" calcext:value-type="float">
            <text:p>0.80554</text:p>
          </table:table-cell>
          <table:table-cell office:value-type="float" office:value="0.49947" calcext:value-type="float">
            <text:p>0.499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258" calcext:value-type="float">
            <text:p>0.97258</text:p>
          </table:table-cell>
          <table:table-cell office:value-type="float" office:value="0.94146" calcext:value-type="float">
            <text:p>0.94146</text:p>
          </table:table-cell>
          <table:table-cell office:value-type="float" office:value="0.58376" calcext:value-type="float">
            <text:p>0.58376</text:p>
          </table:table-cell>
          <table:table-cell office:value-type="float" office:value="0.27318" calcext:value-type="float">
            <text:p>0.27318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96336" calcext:value-type="float">
            <text:p>0.96336</text:p>
          </table:table-cell>
          <table:table-cell office:value-type="float" office:value="0.57218" calcext:value-type="float">
            <text:p>0.57218</text:p>
          </table:table-cell>
          <table:table-cell office:value-type="float" office:value="0.32829" calcext:value-type="float">
            <text:p>0.328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699" calcext:value-type="float">
            <text:p>0.9699</text:p>
          </table:table-cell>
          <table:table-cell office:value-type="float" office:value="0.74237" calcext:value-type="float">
            <text:p>0.74237</text:p>
          </table:table-cell>
          <table:table-cell office:value-type="float" office:value="0.34618" calcext:value-type="float">
            <text:p>0.34618</text:p>
          </table:table-cell>
          <table:table-cell office:value-type="float" office:value="0.19533" calcext:value-type="float">
            <text:p>0.19533</text:p>
          </table:table-cell>
          <table:table-cell office:value-type="float" office:value="0.98393" calcext:value-type="float">
            <text:p>0.98393</text:p>
          </table:table-cell>
          <table:table-cell office:value-type="float" office:value="0.86781" calcext:value-type="float">
            <text:p>0.86781</text:p>
          </table:table-cell>
          <table:table-cell office:value-type="float" office:value="0.31829" calcext:value-type="float">
            <text:p>0.31829</text:p>
          </table:table-cell>
          <table:table-cell office:value-type="float" office:value="0.1413" calcext:value-type="float">
            <text:p>0.14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0.38799" calcext:value-type="float">
            <text:p>0.38799</text:p>
          </table:table-cell>
          <table:table-cell office:value-type="float" office:value="0.22341" calcext:value-type="float">
            <text:p>0.22341</text:p>
          </table:table-cell>
          <table:table-cell office:value-type="float" office:value="0.12851" calcext:value-type="float">
            <text:p>0.12851</text:p>
          </table:table-cell>
          <table:table-cell office:value-type="float" office:value="0.98061" calcext:value-type="float">
            <text:p>0.98061</text:p>
          </table:table-cell>
          <table:table-cell office:value-type="float" office:value="0.54328" calcext:value-type="float">
            <text:p>0.54328</text:p>
          </table:table-cell>
          <table:table-cell office:value-type="float" office:value="0.22084" calcext:value-type="float">
            <text:p>0.22084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923" calcext:value-type="float">
            <text:p>0.95923</text:p>
          </table:table-cell>
          <table:table-cell office:value-type="float" office:value="0.24797" calcext:value-type="float">
            <text:p>0.24797</text:p>
          </table:table-cell>
          <table:table-cell office:value-type="float" office:value="0.16236" calcext:value-type="float">
            <text:p>0.16236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96999" calcext:value-type="float">
            <text:p>0.96999</text:p>
          </table:table-cell>
          <table:table-cell office:value-type="float" office:value="0.39131" calcext:value-type="float">
            <text:p>0.39131</text:p>
          </table:table-cell>
          <table:table-cell office:value-type="float" office:value="0.14184" calcext:value-type="float">
            <text:p>0.14184</text:p>
          </table:table-cell>
          <table:table-cell office:value-type="float" office:value="0.04649" calcext:value-type="float">
            <text:p>0.046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4816" calcext:value-type="float">
            <text:p>0.94816</text:p>
          </table:table-cell>
          <table:table-cell office:value-type="float" office:value="0.2181" calcext:value-type="float">
            <text:p>0.2181</text:p>
          </table:table-cell>
          <table:table-cell office:value-type="float" office:value="0.1159" calcext:value-type="float">
            <text:p>0.1159</text:p>
          </table:table-cell>
          <table:table-cell/>
          <table:table-cell office:value-type="float" office:value="0.95871" calcext:value-type="float">
            <text:p>0.95871</text:p>
          </table:table-cell>
          <table:table-cell office:value-type="float" office:value="0.29741" calcext:value-type="float">
            <text:p>0.29741</text:p>
          </table:table-cell>
          <table:table-cell office:value-type="float" office:value="0.09601" calcext:value-type="float">
            <text:p>0.096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1103" calcext:value-type="float">
            <text:p>0.91103</text:p>
          </table:table-cell>
          <table:table-cell office:value-type="float" office:value="0.15771" calcext:value-type="float">
            <text:p>0.15771</text:p>
          </table:table-cell>
          <table:table-cell office:value-type="float" office:value="0.05883" calcext:value-type="float">
            <text:p>0.05883</text:p>
          </table:table-cell>
          <table:table-cell/>
          <table:table-cell office:value-type="float" office:value="0.93018" calcext:value-type="float">
            <text:p>0.93018</text:p>
          </table:table-cell>
          <table:table-cell office:value-type="float" office:value="0.20417" calcext:value-type="float">
            <text:p>0.2041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2771" calcext:value-type="float">
            <text:p>0.82771</text:p>
          </table:table-cell>
          <table:table-cell office:value-type="float" office:value="0.11259" calcext:value-type="float">
            <text:p>0.11259</text:p>
          </table:table-cell>
          <table:table-cell table:number-columns-repeated="2"/>
          <table:table-cell office:value-type="float" office:value="0.88439" calcext:value-type="float">
            <text:p>0.88439</text:p>
          </table:table-cell>
          <table:table-cell office:value-type="float" office:value="0.12586" calcext:value-type="float">
            <text:p>0.12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 loading[mg/cm2]</text:p>
          </table:table-cell>
          <table:table-cell office:value-type="float" office:value="5.8" calcext:value-type="float">
            <text:p>5.8</text:p>
          </table:table-cell>
          <table:table-cell office:value-type="float" office:value="13.9" calcext:value-type="float">
            <text:p>13.9</text:p>
          </table:table-cell>
          <table:table-cell office:value-type="float" office:value="21.3" calcext:value-type="float">
            <text:p>21.3</text:p>
          </table:table-cell>
          <table:table-cell office:value-type="float" office:value="30.1" calcext:value-type="float">
            <text:p>30.1</text:p>
          </table:table-cell>
          <table:table-cell office:value-type="float" office:value="5.8" calcext:value-type="float">
            <text:p>5.8</text:p>
          </table:table-cell>
          <table:table-cell office:value-type="float" office:value="15.1" calcext:value-type="float">
            <text:p>15.1</text:p>
          </table:table-cell>
          <table:table-cell office:value-type="float" office:value="23.3" calcext:value-type="float">
            <text:p>23.3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string" calcext:value-type="string">
            <text:p>Areal capacity[mAh/cm2]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4.1" calcext:value-type="float">
            <text:p>4.1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Porosity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[mu]</text:p>
          </table:table-cell>
          <table:table-cell office:value-type="string" calcext:value-type="string">
            <text:p>Qrel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.0045" calcext:value-type="float">
            <text:p>1.00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.97602" calcext:value-type="float">
            <text:p>0.97602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.97663" calcext:value-type="float">
            <text:p>0.9766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97258" calcext:value-type="float">
            <text:p>0.9725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.9699" calcext:value-type="float">
            <text:p>0.969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.96725" calcext:value-type="float">
            <text:p>0.9672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0.95923" calcext:value-type="float">
            <text:p>0.9592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94816" calcext:value-type="float">
            <text:p>0.9481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.91103" calcext:value-type="float">
            <text:p>0.9110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.82771" calcext:value-type="float">
            <text:p>0.82771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.00498" calcext:value-type="float">
            <text:p>1.0049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.97464" calcext:value-type="float">
            <text:p>0.97464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0.96867" calcext:value-type="float">
            <text:p>0.968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0.94146" calcext:value-type="float">
            <text:p>0.9414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0.74237" calcext:value-type="float">
            <text:p>0.7423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0.38799" calcext:value-type="float">
            <text:p>0.3879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0.24797" calcext:value-type="float">
            <text:p>0.2479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0.2181" calcext:value-type="float">
            <text:p>0.218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0.15771" calcext:value-type="float">
            <text:p>0.1577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0.11259" calcext:value-type="float">
            <text:p>0.11259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98858" calcext:value-type="float">
            <text:p>0.9885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94743" calcext:value-type="float">
            <text:p>0.94743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76825" calcext:value-type="float">
            <text:p>0.768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58376" calcext:value-type="float">
            <text:p>0.5837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34618" calcext:value-type="float">
            <text:p>0.3461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.22341" calcext:value-type="float">
            <text:p>0.2234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.16236" calcext:value-type="float">
            <text:p>0.1623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.1159" calcext:value-type="float">
            <text:p>0.115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.05883" calcext:value-type="float">
            <text:p>0.05883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98725" calcext:value-type="float">
            <text:p>0.987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0.64283" calcext:value-type="float">
            <text:p>0.64283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float" office:value="0.33822" calcext:value-type="float">
            <text:p>0.3382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0.27318" calcext:value-type="float">
            <text:p>0.2731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0.19533" calcext:value-type="float">
            <text:p>0.1953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0.12851" calcext:value-type="float">
            <text:p>0.1285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0.0668" calcext:value-type="float">
            <text:p>0.0668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.00251" calcext:value-type="float">
            <text:p>1.0025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.99521" calcext:value-type="float">
            <text:p>0.99521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.99057" calcext:value-type="float">
            <text:p>0.990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.9899" calcext:value-type="float">
            <text:p>0.989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.98393" calcext:value-type="float">
            <text:p>0.9839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.98061" calcext:value-type="float">
            <text:p>0.9806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.96999" calcext:value-type="float">
            <text:p>0.9699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.95871" calcext:value-type="float">
            <text:p>0.9587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.93018" calcext:value-type="float">
            <text:p>0.9301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.88439" calcext:value-type="float">
            <text:p>0.88439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9753" calcext:value-type="float">
            <text:p>0.975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0.99186" calcext:value-type="float">
            <text:p>0.99186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0.98725" calcext:value-type="float">
            <text:p>0.987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0.96336" calcext:value-type="float">
            <text:p>0.9633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0.86781" calcext:value-type="float">
            <text:p>0.8678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0.54328" calcext:value-type="float">
            <text:p>0.5432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0.39131" calcext:value-type="float">
            <text:p>0.3913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0.29741" calcext:value-type="float">
            <text:p>0.2974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0.20417" calcext:value-type="float">
            <text:p>0.2041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0.12586" calcext:value-type="float">
            <text:p>0.12586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.0046" calcext:value-type="float">
            <text:p>1.004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0.95983" calcext:value-type="float">
            <text:p>0.95983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0.80554" calcext:value-type="float">
            <text:p>0.8055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0.57218" calcext:value-type="float">
            <text:p>0.5721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0.31829" calcext:value-type="float">
            <text:p>0.3182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0.22084" calcext:value-type="float">
            <text:p>0.2208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0.14184" calcext:value-type="float">
            <text:p>0.1418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0.09601" calcext:value-type="float">
            <text:p>0.09601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.00249" calcext:value-type="float">
            <text:p>1.0024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0.70489" calcext:value-type="float">
            <text:p>0.70489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0.49947" calcext:value-type="float">
            <text:p>0.499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office:value-type="float" office:value="0.32829" calcext:value-type="float">
            <text:p>0.3282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0.1413" calcext:value-type="float">
            <text:p>0.141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office:value-type="float" office:value="0.096" calcext:value-type="float">
            <text:p>0.09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0.04649" calcext:value-type="float">
            <text:p>0.0464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2T17:04:01.076605055</dc:date>
    <meta:editing-duration>PT3M43S</meta:editing-duration>
    <meta:editing-cycles>1</meta:editing-cycles>
    <meta:document-statistic meta:table-count="1" meta:cell-count="405" meta:object-count="0"/>
    <meta:generator>LibreOffice/7.3.3.2$Linux_X86_64 LibreOffice_project/30$Build-2</meta:generator>
  </office:meta>
</office:document-meta>
</file>